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Holder.removeCurrent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ContextHolder.Transaction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ContextHolder.getCurrent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Holder.setCurrentTransactionContext( TransactionContext transac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